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RowIterator.ClientRowIterator( RemoteIterator iterator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owIterator.getObject( Object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owIterator.next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